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AD0000009A33AFC7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waterfallWipe" smil:subtype="horizontalLef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 smil:type="waterfallWipe" smil:subtype="horizontalLeft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telliGrape-notes">
      <style:graphic-properties draw:stroke="none" draw:fill="none" draw:fill-color="#ffffff" draw:textarea-horizontal-align="justify" draw:textarea-vertical-align="top" draw:auto-grow-height="true" draw:auto-grow-width="false" fo:min-height="13.367cm" fo:min-width="0cm" fo:padding-top="0cm" fo:padding-bottom="0cm" fo:padding-left="0cm" fo:padding-right="0cm" fo:wrap-option="wrap" draw:shadow="hidden"/>
    </style:style>
    <style:style style:name="pr2" style:family="presentation" style:parent-style-name="IntelliGrape-title">
      <style:graphic-properties draw:stroke="none" draw:fill="none" draw:fill-color="#ffffff" draw:textarea-horizontal-align="justify" draw:textarea-vertical-align="middle" draw:auto-grow-height="true" draw:auto-grow-width="false" fo:min-height="2.54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IntelliGrape-outline1">
      <style:graphic-properties draw:stroke="none" draw:fill="none" draw:fill-color="#ffffff" draw:textarea-horizontal-align="justify" draw:textarea-vertical-align="top" draw:auto-grow-height="true" draw:auto-grow-width="false" fo:min-height="13.23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IntelliGrape-title">
      <style:graphic-properties draw:fill-color="#ffffff" fo:min-height="3.239cm"/>
    </style:style>
    <style:style style:name="pr5" style:family="presentation" style:parent-style-name="IntelliGrape-subtitle" style:list-style-name="L6">
      <style:graphic-properties draw:fill-color="#ffffff" draw:auto-grow-height="true" fo:min-height="13.861cm"/>
    </style:style>
    <style:style style:name="pr6" style:family="presentation" style:parent-style-name="IntelliGrape-notes">
      <style:graphic-properties draw:fill-color="#ffffff" draw:auto-grow-height="true" fo:min-height="13.35cm"/>
    </style:style>
    <style:style style:name="pr7" style:family="presentation" style:parent-style-name="IntelliGrape-title">
      <style:graphic-properties draw:fill-color="#ffffff" draw:auto-grow-height="true" fo:min-height="3.49cm"/>
    </style:style>
    <style:style style:name="pr8" style:family="presentation" style:parent-style-name="IntelliGrape-subtitle" style:list-style-name="L6">
      <style:graphic-properties draw:fill-color="#ffffff" draw:auto-grow-height="true" fo:min-height="13.861cm"/>
    </style:style>
    <style:style style:name="pr9" style:family="presentation" style:parent-style-name="IntelliGrape-subtitle">
      <style:graphic-properties draw:fill-color="#ffffff" fo:min-height="13.593cm"/>
    </style:style>
    <style:style style:name="pr10" style:family="presentation" style:parent-style-name="IntelliGrape-subtitle">
      <style:graphic-properties draw:fill-color="#ffffff" fo:min-height="10.795cm"/>
    </style:style>
    <style:style style:name="pr11" style:family="presentation" style:parent-style-name="IntelliGrape-outline1">
      <style:graphic-properties draw:fill-color="#ffffff" fo:min-height="6.352cm"/>
    </style:style>
    <style:style style:name="pr12" style:family="presentation" style:parent-style-name="IntelliGrape-subtitle" style:list-style-name="L7">
      <style:graphic-properties draw:fill-color="#ffffff" draw:auto-grow-height="true" fo:min-height="13.861cm"/>
    </style:style>
    <style:style style:name="pr13" style:family="presentation" style:parent-style-name="IntelliGrape-subtitle" style:list-style-name="L1">
      <style:graphic-properties draw:fill-color="#ffffff" draw:auto-grow-height="true" fo:min-height="13.861cm"/>
    </style:style>
    <style:style style:name="pr14" style:family="presentation" style:parent-style-name="IntelliGrape-subtitle" style:list-style-name="L1">
      <style:graphic-properties draw:fill-color="#ffffff" draw:auto-grow-height="true" fo:min-height="13.861cm"/>
    </style:style>
    <style:style style:name="pr15" style:family="presentation" style:parent-style-name="IntelliGrape-subtitle" style:list-style-name="L1">
      <style:graphic-properties draw:fill-color="#ffffff" draw:auto-grow-height="true" fo:min-height="13.861cm"/>
    </style:style>
    <style:style style:name="pr16" style:family="presentation" style:parent-style-name="IntelliGrape-subtitle" style:list-style-name="L11">
      <style:graphic-properties draw:fill-color="#ffffff" fo:min-height="14.269cm"/>
    </style:style>
    <style:style style:name="pr17" style:family="presentation" style:parent-style-name="IntelliGrape-subtitle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  <style:text-properties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4%" fo:text-indent="0cm" style:punctuation-wrap="simple" style:line-break="strict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24%" fo:text-indent="0cm" style:line-break="strict"/>
    </style:style>
    <style:style style:name="P7" style:family="paragraph">
      <style:paragraph-properties text:enable-numbering="false" fo:margin-left="0cm" fo:margin-right="0cm" fo:line-height="124%" fo:text-indent="0cm" style:line-break="strict" style:writing-mode="lr-tb"/>
      <style:text-properties fo:color="#ff6309" fo:font-size="40pt" fo:text-shadow="1pt 1pt" style:font-size-asian="40pt" style:font-size-complex="4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186cm" fo:margin-right="0cm" fo:text-indent="-0.895cm" style:writing-mode="lr-tb"/>
      <style:text-properties fo:color="#000000"/>
    </style:style>
    <style:style style:name="P10" style:family="paragraph">
      <style:paragraph-properties fo:margin-left="0cm" fo:margin-right="0cm" fo:margin-top="0cm" fo:margin-bottom="2.134cm" fo:text-align="start" fo:text-indent="0cm"/>
    </style:style>
    <style:style style:name="P11" style:family="paragraph">
      <style:paragraph-properties text:enable-numbering="true" fo:margin-left="1.186cm" fo:margin-right="0cm" fo:margin-top="0cm" fo:margin-bottom="2.134cm" fo:text-align="start" fo:text-indent="-0.6cm"/>
      <style:text-properties fo:font-size="24pt" style:font-size-asian="24pt" style:font-size-complex="24pt"/>
    </style:style>
    <style:style style:name="P12" style:family="paragraph">
      <style:paragraph-properties fo:margin-left="0cm" fo:margin-right="0cm" fo:line-height="150%" fo:text-align="start" fo:text-indent="0cm"/>
    </style:style>
    <style:style style:name="P13" style:family="paragraph">
      <style:paragraph-properties text:enable-numbering="true" fo:margin-left="1.186cm" fo:margin-right="0cm" fo:line-height="150%" fo:text-align="start" fo:text-indent="-0.6cm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.406cm" fo:text-align="start" fo:text-indent="0cm"/>
    </style:style>
    <style:style style:name="P15" style:family="paragraph">
      <style:paragraph-properties fo:margin-left="1.186cm" fo:margin-right="0cm" fo:text-align="start" fo:text-indent="-0.6cm"/>
    </style:style>
    <style:style style:name="P16" style:family="paragraph">
      <style:paragraph-properties fo:margin-left="1.186cm" fo:margin-right="0cm" fo:text-indent="-0.6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1.186cm" fo:margin-right="0cm" fo:text-indent="-0.895cm"/>
    </style:style>
    <style:style style:name="P19" style:family="paragraph">
      <style:paragraph-properties text:enable-numbering="true" fo:margin-left="1.186cm" fo:margin-right="0cm" fo:line-height="150%" fo:text-align="start" fo:text-indent="-0.6cm"/>
    </style:style>
    <style:style style:name="P20" style:family="paragraph">
      <style:paragraph-properties fo:margin-left="1.186cm" fo:margin-right="0cm" fo:line-height="150%" fo:text-align="start" fo:text-indent="-0.6cm"/>
    </style:style>
    <style:style style:name="P21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22" style:family="paragraph">
      <style:paragraph-properties text:enable-numbering="true" fo:margin-left="1.186cm" fo:margin-right="0cm" fo:text-align="start" fo:text-indent="-0.6cm"/>
    </style:style>
    <style:style style:name="P2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4" style:family="paragraph">
      <style:paragraph-properties fo:margin-left="0cm" fo:margin-right="0cm" fo:text-indent="0cm"/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color="#000000" fo:font-size="40pt" fo:language="en" fo:country="GB" style:text-underline-style="solid" style:text-underline-width="auto" style:text-underline-color="font-color" fo:font-weight="bold" style:font-family-asian="'AR PL ShanHeiSun Uni'" style:font-pitch-asian="variable" style:font-size-asian="40pt" style:font-weight-asian="bold" style:font-family-complex="'AR PL ShanHeiSun Uni'" style:font-pitch-complex="variable" style:font-size-complex="40pt" style:font-weight-complex="bold"/>
    </style:style>
    <style:style style:name="T2" style:family="text">
      <style:text-properties fo:color="#000000" fo:font-size="40pt" fo:language="en" fo:country="GB" fo:font-style="italic" fo:text-shadow="1pt 1pt" style:text-underline-style="solid" style:text-underline-width="auto" style:text-underline-color="font-color" fo:font-weight="bold" style:font-family-asian="'AR PL ShanHeiSun Uni'" style:font-pitch-asian="variable" style:font-size-asian="40pt" style:font-style-asian="italic" style:font-weight-asian="bold" style:font-family-complex="'AR PL ShanHeiSun Uni'" style:font-pitch-complex="variable" style:font-size-complex="40pt" style:font-style-complex="italic" style:font-weight-complex="bold"/>
    </style:style>
    <style:style style:name="T3" style:family="text">
      <style:text-properties fo:color="#ff6309" fo:font-size="24pt" fo:language="en" fo:country="GB" fo:font-style="italic" fo:text-shadow="1pt 1pt" style:text-underline-style="solid" style:text-underline-width="auto" style:text-underline-color="font-color" fo:font-weight="bold" style:font-family-asian="'AR PL ShanHeiSun Uni'" style:font-pitch-asian="variable" style:font-size-asian="24pt" style:font-style-asian="italic" style:font-weight-asian="bold" style:font-family-complex="'AR PL ShanHeiSun Uni'" style:font-pitch-complex="variable" style:font-size-complex="24pt" style:font-style-complex="italic" style:font-weight-complex="bold"/>
    </style:style>
    <style:style style:name="T4" style:family="text">
      <style:text-properties fo:color="#000000" fo:font-size="40pt" fo:language="en" fo:country="GB" style:text-underline-style="solid" style:text-underline-width="auto" style:text-underline-color="font-color" style:font-family-asian="'AR PL ShanHeiSun Uni'" style:font-pitch-asian="variable" style:font-size-asian="40pt" style:font-family-complex="'AR PL ShanHeiSun Uni'" style:font-pitch-complex="variable" style:font-size-complex="40pt"/>
    </style:style>
    <style:style style:name="T5" style:family="text">
      <style:text-properties fo:font-family="Arial" style:font-family-generic="roman" style:font-pitch="variable" fo:font-size="20pt" fo:language="en" fo:country="GB" style:font-family-asian="'AR PL ShanHeiSun Uni'" style:font-pitch-asian="variable" style:font-size-asian="20pt" style:font-family-complex="'AR PL ShanHeiSun Uni'" style:font-pitch-complex="variable" style:font-size-complex="20pt"/>
    </style:style>
    <style:style style:name="T6" style:family="text">
      <style:text-properties fo:color="#ff6309" fo:font-size="40pt" fo:language="en" fo:country="GB" fo:text-shadow="1pt 1pt" style:font-size-asian="40pt" style:font-size-complex="40pt"/>
    </style:style>
    <style:style style:name="T7" style:family="text">
      <style:text-properties fo:color="#000000" fo:font-size="22pt" fo:language="en" fo:country="GB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fo:font-family="Arial" style:font-family-generic="roman" style:font-pitch="variable" fo:font-size="24pt" fo:language="en" fo:country="GB" style:font-family-asian="'AR PL ShanHeiSun Uni'" style:font-pitch-asian="variable" style:font-size-asian="24pt" style:font-family-complex="'AR PL ShanHeiSun Uni'" style:font-pitch-complex="variable" style:font-size-complex="24pt"/>
    </style:style>
    <style:style style:name="T9" style:family="text">
      <style:text-properties fo:color="#ff6309" fo:font-size="24pt" fo:font-style="italic" fo:text-shadow="1pt 1pt" style:font-size-asian="24pt" style:font-style-asian="italic" style:font-size-complex="24pt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6309" fo:font-size="24pt" style:font-size-asian="24pt" style:font-size-complex="24pt"/>
    </style:style>
    <style:style style:name="T12" style:family="text">
      <style:text-properties fo:color="#ff6309" fo:text-shadow="1pt 1pt" fo:font-weight="bold" style:font-weight-asian="bold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44pt" style:text-underline-style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8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4cm" text:min-label-width="0.59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195cm" text:min-label-width="0.5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794cm" text:min-label-width="0.59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space-before="0.586cm"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8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4cm" text:min-label-width="0.59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cm" text:min-label-width="0.59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trics for an Agile Project</presentation:footer-decl>
      <draw:page draw:name="page1" draw:style-name="dp1" draw:master-page-name="IntelliGrape" presentation:presentation-page-layout-name="AL1T0" presentation:use-footer-name="ftr1" xml:id="id1" draw:id="id1">
        <office:forms form:automatic-focus="false" form:apply-design-mode="false"/>
        <draw:custom-shape draw:style-name="gr1" draw:text-style-name="P2" draw:layer="layout" svg:width="23.914cm" svg:height="14.446cm" svg:x="2.059cm" svg:y="2.13cm">
          <text:p text:style-name="P1"><text:span text:style-name="T1">JQuery</text:span><text:span text:style-name="T1"><text:tab/></text:span><text:span text:style-name="T2"><text:tab/></text:span><text:span text:style-name="T3">(Write less, do more)</text:span><text:span text:style-name="T4"><text:line-break/></text:span><text:span text:style-name="T4"><text:line-break/></text:span><text:span text:style-name="T4"><text:line-break/></text:span><text:span text:style-name="T4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custom-shape draw:style-name="gr2" draw:text-style-name="P3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6.801cm" svg:height="13.367cm" svg:x="2.098cm" svg:y="14.107cm" presentation:class="notes" presentation:user-transformed="true">
            <draw:text-box>
              <text:list text:style-name="L2">
                <text:list-item>
                  <text:p text:style-name="P4"><text:span text:style-name="T5">A Metric can be defined as the basis of evaluating something</text:span></text:p>
                </text:list-item>
              </text:list>
              <text:p text:style-name="P4"><text:span text:style-name="T5"/></text:p>
            </draw:text-box>
          </draw:frame>
        </presentation:notes>
      </draw:page>
      <draw:page draw:name="page2" draw:style-name="dp3" draw:master-page-name="IntelliGrape" presentation:presentation-page-layout-name="AL2T1" presentation:use-footer-name="ftr1" xml:id="id2" draw:id="id2">
        <office:forms form:automatic-focus="false" form:apply-design-mode="false"/>
        <draw:frame presentation:style-name="pr2" draw:text-style-name="P7" draw:layer="layout" svg:width="23.914cm" svg:height="2.54cm" svg:x="1.862cm" svg:y="0.374cm" presentation:class="title" presentation:user-transformed="true">
          <draw:text-box>
            <text:p text:style-name="P6"><text:span text:style-name="T6">Session Agenda</text:span></text:p>
          </draw:text-box>
        </draw:frame>
        <draw:frame presentation:style-name="pr3" draw:text-style-name="P9" draw:layer="layout" svg:width="23.914cm" svg:height="13.909cm" svg:x="1.27cm" svg:y="2.54cm" presentation:class="outline" presentation:user-transformed="true">
          <draw:text-box>
            <text:list text:style-name="L5">
              <text:list-item>
                <text:p text:style-name="P8"><text:span text:style-name="T7">What is JQuery ?</text:span></text:p>
              </text:list-item>
              <text:list-item>
                <text:p text:style-name="P8"><text:span text:style-name="T7">Why JQuery ?</text:span></text:p>
              </text:list-item>
              <text:list-item>
                <text:p text:style-name="P8"><text:span text:style-name="T7">What JQuery does ?</text:span></text:p>
              </text:list-item>
              <text:list-item>
                <text:p text:style-name="P8"><text:span text:style-name="T7">How JQuery works ? </text:span></text:p>
              </text:list-item>
              <text:list-item>
                <text:p text:style-name="P8"><text:span text:style-name="T7">$ factory function()</text:span></text:p>
              </text:list-item>
              <text:list-item>
                <text:p text:style-name="P8"><text:span text:style-name="T7">How to get anything you want ?</text:span></text:p>
              </text:list-item>
              <text:list-item>
                <text:p text:style-name="P8"><text:span text:style-name="T7">$:Manipulation</text:span></text:p>
              </text:list-item>
              <text:list-item>
                <text:p text:style-name="P8"><text:span text:style-name="T7">$:Events</text:span></text:p>
              </text:list-item>
              <text:list-item>
                <text:p text:style-name="P8"><text:span text:style-name="T7">Chaining</text:span></text:p>
              </text:list-item>
              <text:list-item>
                <text:p text:style-name="P8"><text:span text:style-name="T7">Advance JQuery → Use of Plugins (Jquery validation)</text:span></text:p>
              </text:list-item>
              <text:list-item>
                <text:p text:style-name="P8"><text:span text:style-name="T7">AJAX Call with JSON Respons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custom-shape draw:style-name="gr2" draw:text-style-name="P3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6.801cm" svg:height="13.367cm" svg:x="2.098cm" svg:y="14.107cm" presentation:class="notes" presentation:user-transformed="true">
            <draw:text-box>
              <text:list text:style-name="L2">
                <text:list-item>
                  <text:p text:style-name="P4"><text:span text:style-name="T8">Here clearly set the expectations about the metrics that you intend to cover during the session.</text:span></text:p>
                </text:list-item>
                <text:list-item>
                  <text:p text:style-name="P4"><text:span text:style-name="T8">Also set the expectation that you will not be talking about each Metric in Detail</text:span></text:p>
                </text:list-item>
              </text:list>
            </draw:text-box>
          </draw:frame>
        </presentation:notes>
      </draw:page>
      <draw:page draw:name="page3" draw:style-name="dp4" draw:master-page-name="IntelliGrape" presentation:presentation-page-layout-name="AL1T0" presentation:use-footer-name="ftr1" xml:id="id3" draw:id="id3">
        <office:forms form:automatic-focus="false" form:apply-design-mode="false"/>
        <draw:frame presentation:style-name="pr4" draw:text-style-name="P8" draw:layer="layout" svg:width="25.179cm" svg:height="3.472cm" svg:x="1.491cm" svg:y="1.154cm" presentation:class="title" presentation:user-transformed="true">
          <draw:text-box>
            <text:p text:style-name="P8">What is JQuery?<text:line-break/><text:tab/><text:tab/><text:tab/><text:tab/><text:tab/><text:tab/><text:span text:style-name="T9">Write less, do more</text:span></text:p>
          </draw:text-box>
        </draw:frame>
        <draw:frame presentation:style-name="pr5" draw:text-style-name="P11" draw:layer="layout" svg:width="25.179cm" svg:height="13.861cm" svg:x="1.397cm" svg:y="4.114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10">An Open Source Javascript library that simplifies the interaction </text:span><text:span text:style-name="T10"><text:tab/></text:span><text:span text:style-name="T10"><text:tab/></text:span><text:span text:style-name="T10"><text:tab/></text:span><text:span text:style-name="T10">between HTML and Javascript.</text:span></text:p>
                  </text:list-item>
                  <text:list-item>
                    <text:p text:style-name="P10"><text:span text:style-name="T10">Can also be used to create Flash-like animation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3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IntelliGrape" presentation:presentation-page-layout-name="AL1T0" presentation:use-footer-name="ftr1" xml:id="id4" draw:id="id4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Why JQuery?</text:p>
          </draw:text-box>
        </draw:frame>
        <draw:frame presentation:style-name="pr8" draw:text-style-name="P13" draw:layer="layout" svg:width="25.179cm" svg:height="13.861cm" svg:x="1.397cm" svg:y="4.114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10">Full Documented</text:span></text:p>
                  </text:list-item>
                  <text:list-item>
                    <text:p text:style-name="P12"><text:span text:style-name="T10">Tons of plugins</text:span></text:p>
                  </text:list-item>
                  <text:list-item>
                    <text:p text:style-name="P12"><text:span text:style-name="T10">Small size(24kb-latest version)</text:span></text:p>
                  </text:list-item>
                  <text:list-item>
                    <text:p text:style-name="P12"><text:span text:style-name="T11">Everything works in IE 6+, Firefox, Safari 2+ and Opera 9+</text:span></text:p>
                  </text:list-item>
                  <text:list-item>
                    <text:p text:style-name="P12"><text:span text:style-name="T10">Great Communi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4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IntelliGrape" presentation:presentation-page-layout-name="AL1T0" presentation:use-footer-name="ftr1" xml:id="id5" draw:id="id5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What JQuery Does?</text:p>
          </draw:text-box>
        </draw:frame>
        <draw:frame presentation:style-name="pr9" draw:text-style-name="P8" draw:layer="layout" svg:width="26.67cm" svg:height="13.593cm" svg:x="0.635cm" svg:y="4.187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14"><text:span text:style-name="T10">Access parts of a page (DOM-Traversal)</text:span></text:p>
                  </text:list-item>
                  <text:list-item>
                    <text:p text:style-name="P14"><text:span text:style-name="T10">Modify the appearance of a page (CSS-Selectors)</text:span></text:p>
                  </text:list-item>
                  <text:list-item>
                    <text:p text:style-name="P14"><text:span text:style-name="T10">Alter the content of a page (Manipulation)</text:span></text:p>
                  </text:list-item>
                  <text:list-item>
                    <text:p text:style-name="P14"><text:span text:style-name="T10">Respond to a user's interaction with a page (Events)</text:span></text:p>
                  </text:list-item>
                  <text:list-item>
                    <text:p text:style-name="P14"><text:span text:style-name="T10">Retrieve information from a server without refreshing a page(AJAX)</text:span></text:p>
                  </text:list-item>
                  <text:list-item>
                    <text:p text:style-name="P14"><text:span text:style-name="T10">Simplify common JavaScript tasks(iteration and array manipulation)</text:span></text:p>
                  </text:list-item>
                </text:list>
              </text:list-item>
            </text:list>
            <text:p text:style-name="P15"><text:span text:style-name="T10"/></text:p>
            <text:p text:style-name="P16"/>
          </draw:text-box>
        </draw:frame>
        <anim:par presentation:node-type="timing-root">
          <anim:par smil:begin="id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5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6" draw:style-name="dp4" draw:master-page-name="IntelliGrape" presentation:presentation-page-layout-name="AL1T0" presentation:use-footer-name="ftr1" xml:id="id6" draw:id="id6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How JQuery works?</text:p>
          </draw:text-box>
        </draw:frame>
        <draw:frame presentation:style-name="pr10" draw:text-style-name="P17" draw:layer="layout" svg:width="25.179cm" svg:height="10.795cm" svg:x="1.491cm" svg:y="4.445cm" presentation:class="subtitle" presentation:user-transformed="true">
          <draw:text-box>
            <text:p text:style-name="P15"><text:span text:style-name="T12">Find something, do some action on it</text:span></text:p>
            <text:p text:style-name="P15"><text:span text:style-name="T13">Example:</text:span></text:p>
            <text:p text:style-name="P15"><text:span text:style-name="T10"><text:s/></text:span><text:span text:style-name="T10">$(something).action();</text:span></text:p>
            <text:p text:style-name="P15"><text:span text:style-name="T10"/></text:p>
          </draw:text-box>
        </draw:frame>
        <anim:par presentation:node-type="timing-root">
          <anim:par smil:begin="id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6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IntelliGrape" presentation:presentation-page-layout-name="AL3T17" presentation:use-footer-name="ftr1" xml:id="id7" draw:id="id7">
        <office:forms form:automatic-focus="false" form:apply-design-mode="false"/>
        <draw:frame presentation:style-name="pr4" draw:text-style-name="P8" draw:layer="layout" svg:width="25.179cm" svg:height="3.239cm" svg:x="1.27cm" svg:y="1.27cm" presentation:class="title" presentation:user-transformed="true">
          <draw:text-box>
            <text:p text:style-name="P8">$</text:p>
          </draw:text-box>
        </draw:frame>
        <draw:frame presentation:style-name="pr11" draw:text-style-name="P18" draw:layer="layout" svg:width="25.179cm" svg:height="13.258cm" svg:x="1.491cm" svg:y="4.31cm" presentation:class="outline" presentation:user-transformed="true">
          <draw:text-box>
            <text:list text:style-name="L9">
              <text:list-item>
                <text:p xml:id="id8" text:id="id8" text:style-name="P8"><text:span text:style-name="T14">$(</text:span><text:span text:style-name="T15">expression,context</text:span><text:span text:style-name="T14">)</text:span></text:p>
                <text:list>
                  <text:list-item>
                    <text:p xml:id="id9" text:id="id9" text:style-name="P8"><text:span text:style-name="T16">$(</text:span><text:span text:style-name="T17">“div &gt; p”</text:span><text:span text:style-name="T16">).someaction();</text:span></text:p>
                  </text:list-item>
                  <text:list-item>
                    <text:p xml:id="id10" text:id="id10" text:style-name="P8"><text:span text:style-name="T16">$(</text:span><text:span text:style-name="T14">“*” , document.body</text:span><text:span text:style-name="T16">).someaction();</text:span></text:p>
                  </text:list-item>
                </text:list>
              </text:list-item>
              <text:list-item>
                <text:p xml:id="id11" text:id="id11" text:style-name="P8"><text:span text:style-name="T14">$(</text:span><text:span text:style-name="T15">html</text:span><text:span text:style-name="T14">)</text:span></text:p>
                <text:list>
                  <text:list-item>
                    <text:p xml:id="id12" text:id="id12" text:style-name="P8"><text:span text:style-name="T16">$(</text:span><text:span text:style-name="T17">“&lt;div&gt;&lt;p&gt;Hello&lt;/p&gt;&lt;/div&gt;”</text:span><text:span text:style-name="T16">).someaction();</text:span></text:p>
                  </text:list-item>
                </text:list>
              </text:list-item>
              <text:list-item>
                <text:p xml:id="id13" text:id="id13" text:style-name="P8"><text:span text:style-name="T14">$(</text:span><text:span text:style-name="T15">elements</text:span><text:span text:style-name="T14">)</text:span></text:p>
                <text:list>
                  <text:list-item>
                    <text:p xml:id="id14" text:id="id14" text:style-name="P8"><text:span text:style-name="T16">$(</text:span><text:span text:style-name="T17">document.body</text:span><text:span text:style-name="T16">).someaction();</text:span></text:p>
                  </text:list-item>
                </text:list>
              </text:list-item>
              <text:list-item>
                <text:p xml:id="id15" text:id="id15" text:style-name="P8"><text:span text:style-name="T14">$(</text:span><text:span text:style-name="T15">callback</text:span><text:span text:style-name="T14">)</text:span></text:p>
                <text:list>
                  <text:list-item>
                    <text:p xml:id="id16" text:id="id16" text:style-name="P8"><text:span text:style-name="T14">$(function(){.........})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29cm" svg:height="11.118cm" svg:x="3.073cm" svg:y="2.257cm" draw:page-number="7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8" draw:style-name="dp5" draw:master-page-name="IntelliGrape" presentation:presentation-page-layout-name="AL1T0" presentation:use-footer-name="ftr1" xml:id="id17" draw:id="id17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How to get anything you want ?</text:p>
          </draw:text-box>
        </draw:frame>
        <draw:frame presentation:style-name="pr12" draw:text-style-name="P19" draw:layer="layout" svg:width="25.179cm" svg:height="13.861cm" svg:x="1.397cm" svg:y="4.114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12">CSS-Selector</text:p>
                  </text:list-item>
                  <text:list-item>
                    <text:p text:style-name="P12">Custom Selector</text:p>
                  </text:list-item>
                  <text:list-item>
                    <text:p text:style-name="P12">DOM-Traversal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8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9" draw:style-name="dp5" draw:master-page-name="IntelliGrape" presentation:presentation-page-layout-name="AL1T0" presentation:use-footer-name="ftr1" xml:id="id18" draw:id="id18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CSS-Selector</text:p>
          </draw:text-box>
        </draw:frame>
        <draw:frame presentation:style-name="pr13" draw:text-style-name="P20" draw:layer="layout" svg:width="25.179cm" svg:height="13.861cm" svg:x="1.397cm" svg:y="4.114cm" presentation:class="subtitle" presentation:user-transformed="true">
          <draw:text-box>
            <text:p text:style-name="P20">$('p');</text:p>
            <text:p text:style-name="P20">$('p.message');</text:p>
            <text:p text:style-name="P20">$('#message .text');</text:p>
            <text:p text:style-name="P20">$('ul#menu &gt; li'); <text:s text:c="3"/></text:p>
            <text:p text:style-name="P20">$('ul#menu ul');</text:p>
            <text:p text:style-name="P15"/>
          </draw:text-box>
        </draw:frame>
        <anim:par presentation:node-type="timing-root">
          <anim:par smil:begin="id1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9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0" draw:style-name="dp5" draw:master-page-name="IntelliGrape" presentation:presentation-page-layout-name="AL1T0" presentation:use-footer-name="ftr1" xml:id="id19" draw:id="id19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4" draw:text-style-name="P16" draw:layer="layout" svg:width="25.179cm" svg:height="13.861cm" svg:x="1.397cm" svg:y="4.114cm" presentation:class="subtitle" presentation:user-transformed="true">
          <draw:text-box>
            <text:p text:style-name="P16">Demo 1 (CSS-Selector)</text:p>
          </draw:text-box>
        </draw:frame>
        <anim:par presentation:node-type="timing-root">
          <anim:par smil:begin="id1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0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1" draw:style-name="dp5" draw:master-page-name="IntelliGrape" presentation:presentation-page-layout-name="AL1T0" presentation:use-footer-name="ftr1" xml:id="id20" draw:id="id20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Attribute Selector</text:p>
          </draw:text-box>
        </draw:frame>
        <draw:frame presentation:style-name="pr9" draw:text-style-name="P21" draw:layer="layout" svg:width="25.179cm" svg:height="13.593cm" svg:x="1.491cm" svg:y="4.187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7"><text:span text:style-name="T13">When it comes to Attribute Selector JQuery uses the XPath convention of identifying attributes by mentioning them inside square brackets</text:span></text:p>
                  </text:list-item>
                </text:list>
              </text:list-item>
            </text:list>
            <text:p text:style-name="P15"><text:span text:style-name="T13"/></text:p>
            <text:p text:style-name="P15"><text:span text:style-name="T18"><text:tab/></text:span><text:span text:style-name="T18">Example:</text:span></text:p>
            <text:list text:style-name="L10">
              <text:list-item>
                <text:p text:style-name="P15"><text:span text:style-name="T18">$('a[title]')</text:span></text:p>
              </text:list-item>
              <text:list-item>
                <text:p text:style-name="P15"><text:span text:style-name="T18">$('a[title='Hi Hello' ]')</text:span></text:p>
              </text:list-item>
              <text:list-item>
                <text:p text:style-name="P15"><text:span text:style-name="T18">$('a[title^='Hi' ]')</text:span></text:p>
              </text:list-item>
              <text:list-item>
                <text:p text:style-name="P15"><text:span text:style-name="T18">$('a[title$='Hello' ]')</text:span></text:p>
              </text:list-item>
              <text:list-item>
                <text:p text:style-name="P15"><text:span text:style-name="T18">$('a[title*='el' ]')</text:span></text:p>
              </text:list-item>
              <text:list-item>
                <text:p text:style-name="P17"><text:span text:style-name="T18"/></text:p>
              </text:list-item>
            </text:list>
          </draw:text-box>
        </draw:frame>
        <anim:par presentation:node-type="timing-root">
          <anim:par smil:begin="id2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1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IntelliGrape" presentation:presentation-page-layout-name="AL1T0" presentation:use-footer-name="ftr1" xml:id="id21" draw:id="id21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5" draw:text-style-name="P16" draw:layer="layout" svg:width="25.179cm" svg:height="13.861cm" svg:x="1.397cm" svg:y="4.114cm" presentation:class="subtitle" presentation:user-transformed="true">
          <draw:text-box>
            <text:p text:style-name="P16">Demo1 (Attribute Selector)</text:p>
          </draw:text-box>
        </draw:frame>
        <anim:par presentation:node-type="timing-root">
          <anim:par smil:begin="id2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2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3" draw:style-name="dp5" draw:master-page-name="IntelliGrape" presentation:presentation-page-layout-name="AL1T0" presentation:use-footer-name="ftr1" xml:id="id22" draw:id="id22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Custom Selector</text:p>
          </draw:text-box>
        </draw:frame>
        <draw:frame presentation:style-name="pr16" draw:text-style-name="P22" draw:layer="layout" svg:width="25.179cm" svg:height="14.269cm" svg:x="1.397cm" svg:y="3.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7">$(“td:eq(2)”).someaction();</text:p>
                  </text:list-item>
                  <text:list-item>
                    <text:p text:style-name="P17">$(“tr:even”).someaction();</text:p>
                  </text:list-item>
                  <text:list-item>
                    <text:p text:style-name="P17">$(“tr:odd”).someaction();</text:p>
                  </text:list-item>
                  <text:list-item>
                    <text:p text:style-name="P17">$(“tr:first”).someaction();</text:p>
                  </text:list-item>
                  <text:list-item>
                    <text:p text:style-name="P17">$(“tr:last”).someaction();</text:p>
                  </text:list-item>
                  <text:list-item>
                    <text:p text:style-name="P17">$(“td:gt(4)”).someaction();</text:p>
                  </text:list-item>
                  <text:list-item>
                    <text:p text:style-name="P17">$(“td:lt(4)”).someaction();</text:p>
                  </text:list-item>
                  <text:list-item>
                    <text:p text:style-name="P17">$(“:header”).someaction();</text:p>
                  </text:list-item>
                  <text:list-item>
                    <text:p text:style-name="P17">$('td:contains(“sometext”)').someaction();</text:p>
                  </text:list-item>
                  <text:list-item>
                    <text:p text:style-name="P17"><text:span text:style-name="T19">$('#someid li:not(.someclass)').someaction();</text:span><text:span text:style-name="T19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3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4" draw:style-name="dp5" draw:master-page-name="IntelliGrape" presentation:presentation-page-layout-name="AL1T0" presentation:use-footer-name="ftr1" xml:id="id23" draw:id="id23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7" draw:text-style-name="P8" draw:layer="layout" svg:width="25.179cm" svg:height="13.861cm" svg:x="1.397cm" svg:y="4.114cm" presentation:class="subtitle">
          <draw:text-box>
            <text:p text:style-name="P8">Demo 2 (Custom Selector)</text:p>
          </draw:text-box>
        </draw:frame>
        <anim:par presentation:node-type="timing-root">
          <anim:par smil:begin="id2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4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5" draw:style-name="dp5" draw:master-page-name="IntelliGrape" presentation:presentation-page-layout-name="AL1T0" presentation:use-footer-name="ftr1" xml:id="id24" draw:id="id24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DOM-Traversal</text:p>
          </draw:text-box>
        </draw:frame>
        <draw:frame presentation:style-name="pr17" draw:text-style-name="P17" draw:layer="layout" svg:width="25.179cm" svg:height="13.861cm" svg:x="1.397cm" svg:y="4.114cm" presentation:class="subtitle">
          <draw:text-box>
            <text:p text:style-name="P17">.parent();</text:p>
            <text:p text:style-name="P17">.children();</text:p>
            <text:p text:style-name="P17">.next();</text:p>
            <text:p text:style-name="P17">.prev();</text:p>
            <text:p text:style-name="P17">.siblings();</text:p>
            <text:p text:style-name="P17">.nextAll();</text:p>
            <text:p text:style-name="P17">.prevAll();</text:p>
          </draw:text-box>
        </draw:frame>
        <anim:par presentation:node-type="timing-root">
          <anim:par smil:begin="id2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5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6" draw:style-name="dp5" draw:master-page-name="IntelliGrape" presentation:presentation-page-layout-name="AL1T0" presentation:use-footer-name="ftr1" xml:id="id25" draw:id="id25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7" draw:text-style-name="P8" draw:layer="layout" svg:width="25.179cm" svg:height="13.861cm" svg:x="1.397cm" svg:y="4.114cm" presentation:class="subtitle">
          <draw:text-box>
            <text:p text:style-name="P8">Demo 2 (DOM-Traversal)</text:p>
          </draw:text-box>
        </draw:frame>
        <anim:par presentation:node-type="timing-root">
          <anim:par smil:begin="id2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6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7" draw:style-name="dp5" draw:master-page-name="IntelliGrape" presentation:presentation-page-layout-name="AL1T0" presentation:use-footer-name="ftr1" xml:id="id26" draw:id="id26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$:Manipulation</text:p>
          </draw:text-box>
        </draw:frame>
        <draw:frame presentation:style-name="pr9" draw:text-style-name="P23" draw:layer="layout" svg:width="25.179cm" svg:height="13.593cm" svg:x="1.27cm" svg:y="3.742cm" presentation:class="subtitle" presentation:user-transformed="true">
          <draw:text-box>
            <text:p text:style-name="P17"><text:span text:style-name="T20">/////////Changing contents////////</text:span></text:p>
            <text:p text:style-name="P17"><text:span text:style-name="T20">.html();</text:span></text:p>
            <text:p text:style-name="P17"><text:span text:style-name="T20">.html(val);</text:span></text:p>
            <text:p text:style-name="P17"><text:span text:style-name="T20">.text();</text:span></text:p>
            <text:p text:style-name="P17"><text:span text:style-name="T20">.text(val);</text:span></text:p>
            <text:p text:style-name="P17"><text:span text:style-name="T20"/></text:p>
            <text:p text:style-name="P17"><text:span text:style-name="T20">/////////Inserting Inside//////////</text:span></text:p>
            <text:p text:style-name="P17"><text:span text:style-name="T20">.append(somehtmlcontent);</text:span></text:p>
            <text:p text:style-name="P17"><text:span text:style-name="T20">.appendTo(someDivOrHtml);</text:span></text:p>
            <text:p text:style-name="P17"><text:span text:style-name="T20">.prepend(somehtmlcontent);</text:span></text:p>
            <text:p text:style-name="P17"><text:span text:style-name="T20">.prependTo(someDivOrHtml);</text:span></text:p>
            <text:p text:style-name="P17"><text:span text:style-name="T20"/></text:p>
            <text:p text:style-name="P17"><text:span text:style-name="T20">//////////Inserting Outside////////</text:span></text:p>
            <text:p text:style-name="P17"><text:span text:style-name="T20">.after(content);</text:span></text:p>
            <text:p text:style-name="P17"><text:span text:style-name="T20">.before(content);</text:span></text:p>
            <text:p text:style-name="P17"><text:span text:style-name="T20">.insertAfter(selector);</text:span></text:p>
            <text:p text:style-name="P17"><text:span text:style-name="T20">.insertBefore(selector);</text:span></text:p>
          </draw:text-box>
        </draw:frame>
        <anim:par presentation:node-type="timing-root">
          <anim:par smil:begin="id2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7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8" draw:style-name="dp5" draw:master-page-name="IntelliGrape" presentation:presentation-page-layout-name="AL1T0" presentation:use-footer-name="ftr1" xml:id="id27" draw:id="id27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>
          <draw:text-box>
            <text:p text:style-name="P8">$:Manipulation (contd..)</text:p>
          </draw:text-box>
        </draw:frame>
        <draw:frame presentation:style-name="pr17" draw:text-style-name="P23" draw:layer="layout" svg:width="25.179cm" svg:height="13.861cm" svg:x="1.397cm" svg:y="4.114cm" presentation:class="subtitle">
          <draw:text-box>
            <text:p text:style-name="P17"><text:span text:style-name="T20">////////Removing////////////</text:span></text:p>
            <text:p text:style-name="P17"><text:span text:style-name="T20">.empty(); <text:s text:c="7"/>//Empty the HTML/Content within Element</text:span></text:p>
            <text:p text:style-name="P17"><text:span text:style-name="T20">.remove(); <text:s text:c="5"/>//Remove Element</text:span></text:p>
            <text:p text:style-name="P17"><text:span text:style-name="T20"/></text:p>
            <text:p text:style-name="P17"><text:span text:style-name="T20">////////Copying//////////////</text:span></text:p>
            <text:p text:style-name="P17"><text:span text:style-name="T20">.clone();</text:span><text:span text:style-name="T20"><text:tab/></text:span><text:span text:style-name="T20">//.prependTo(someSelector);</text:span></text:p>
            <text:p text:style-name="P17"><text:span text:style-name="T20"/></text:p>
          </draw:text-box>
        </draw:frame>
        <anim:par presentation:node-type="timing-root">
          <anim:par smil:begin="id2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8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9" draw:style-name="dp5" draw:master-page-name="IntelliGrape" presentation:presentation-page-layout-name="AL1T0" presentation:use-footer-name="ftr1" xml:id="id28" draw:id="id28">
        <office:forms form:automatic-focus="false" form:apply-design-mode="false"/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7" draw:text-style-name="P8" draw:layer="layout" svg:width="25.179cm" svg:height="13.861cm" svg:x="1.397cm" svg:y="4.114cm" presentation:class="subtitle">
          <draw:text-box>
            <text:p text:style-name="P8">Demo of Manipulation</text:p>
          </draw:text-box>
        </draw:frame>
        <anim:par presentation:node-type="timing-root">
          <anim:par smil:begin="id2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19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0" draw:style-name="dp5" draw:master-page-name="IntelliGrape" presentation:presentation-page-layout-name="AL1T0" presentation:use-footer-name="ftr1" xml:id="id29" draw:id="id29">
        <draw:frame presentation:style-name="pr7" draw:text-style-name="P8" draw:layer="layout" svg:width="25.179cm" svg:height="3.49cm" svg:x="1.397cm" svg:y="0.137cm" presentation:class="title">
          <draw:text-box>
            <text:p text:style-name="P8">$: Events</text:p>
          </draw:text-box>
        </draw:frame>
        <draw:frame presentation:style-name="pr9" draw:text-style-name="P17" draw:layer="layout" svg:width="25.179cm" svg:height="13.593cm" svg:x="1.397cm" svg:y="4.239cm" presentation:class="subtitle" presentation:user-transformed="true">
          <draw:text-box>
            <text:p text:style-name="P17">.hover(overFn,outFn);</text:p>
            <text:p text:style-name="P17">.toggle(fn1,fn2);</text:p>
            <text:p text:style-name="P17">.blur();</text:p>
            <text:p text:style-name="P17">.change();</text:p>
            <text:p text:style-name="P17">.click()</text:p>
            <text:p text:style-name="P17">.dblClick();</text:p>
            <text:p text:style-name="P17">.focus();</text:p>
            <text:p text:style-name="P17">.keyDown();</text:p>
            <text:p text:style-name="P17">.keyUp();</text:p>
            <text:p text:style-name="P17">.keyPress();</text:p>
          </draw:text-box>
        </draw:frame>
        <anim:par presentation:node-type="timing-root">
          <anim:par smil:begin="id2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20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1" draw:style-name="dp5" draw:master-page-name="IntelliGrape" presentation:presentation-page-layout-name="AL1T0" presentation:use-footer-name="ftr1" xml:id="id30" draw:id="id30">
        <draw:frame presentation:style-name="pr7" draw:text-style-name="P8" draw:layer="layout" svg:width="25.179cm" svg:height="3.49cm" svg:x="1.397cm" svg:y="0.137cm" presentation:class="title" presentation:placeholder="true">
          <draw:text-box/>
        </draw:frame>
        <draw:frame presentation:style-name="pr17" draw:text-style-name="P8" draw:layer="layout" svg:width="25.179cm" svg:height="13.861cm" svg:x="1.397cm" svg:y="4.114cm" presentation:class="subtitle">
          <draw:text-box>
            <text:p text:style-name="P8">Demo of Events</text:p>
          </draw:text-box>
        </draw:frame>
        <anim:par presentation:node-type="timing-root">
          <anim:par smil:begin="id3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21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2" draw:style-name="dp5" draw:master-page-name="IntelliGrape" presentation:use-footer-name="ftr1" xml:id="id31" draw:id="id31">
        <draw:frame draw:style-name="gr4" draw:text-style-name="P24" draw:layer="layout" svg:width="22.5cm" svg:height="2.113cm" svg:x="3cm" svg:y="6.5cm">
          <draw:text-box>
            <text:p text:style-name="P8"><text:span text:style-name="T21"><text:s text:c="15"/></text:span><text:span text:style-name="T21">Questions?</text:span></text:p>
          </draw:text-box>
        </draw:frame>
        <anim:par presentation:node-type="timing-root">
          <anim:par smil:begin="id3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3" draw:layer="layout" svg:width="14.829cm" svg:height="11.118cm" svg:x="3.073cm" svg:y="2.257cm" draw:page-number="22" presentation:class="page"/>
          <draw:frame presentation:style-name="pr6" draw:text-style-name="P8" draw:layer="layout" svg:width="16.783cm" svg:height="13.3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lliGrap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ntelliGrape-backgroundobjects" style:family="presentation">
      <style:graphic-properties draw:shadow="hidden" draw:shadow-offset-x="0.3cm" draw:shadow-offset-y="0.3cm" draw:shadow-color="#808080">
        <text:list-style style:name="IntelliGrape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IntelliGrape-notes" style:family="presentation">
      <style:graphic-properties draw:stroke="none" draw:fill="none">
        <text:list-style style:name="IntelliGrap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IntelliGrape-outline1" style:family="presentation">
      <style:graphic-properties draw:stroke="none" draw:fill="none">
        <text:list-style style:name="IntelliGrape-outline1">
          <text:list-level-style-bullet text:level="1" text:bullet-char="">
            <style:list-level-properties text:space-before="0.291cm" text:min-label-width="0.895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1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8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line-height="100%" fo:text-align="start" fo:text-indent="0cm" style:punctuation-wrap="simple" style:line-break="strict">
        <style:tab-stops>
          <style:tab-stop style:position="0.061cm"/>
          <style:tab-stop style:position="1.309cm"/>
          <style:tab-stop style:position="2.557cm"/>
          <style:tab-stop style:position="3.805cm"/>
          <style:tab-stop style:position="5.053cm"/>
          <style:tab-stop style:position="6.301cm"/>
          <style:tab-stop style:position="7.549cm"/>
          <style:tab-stop style:position="8.797cm"/>
          <style:tab-stop style:position="10.045cm"/>
          <style:tab-stop style:position="11.293cm"/>
          <style:tab-stop style:position="12.541cm"/>
          <style:tab-stop style:position="13.789cm"/>
          <style:tab-stop style:position="15.037cm"/>
          <style:tab-stop style:position="16.285cm"/>
          <style:tab-stop style:position="17.533cm"/>
          <style:tab-stop style:position="18.781cm"/>
          <style:tab-stop style:position="20.028cm"/>
          <style:tab-stop style:position="21.276cm"/>
          <style:tab-stop style:position="22.524cm"/>
          <style:tab-stop style:position="23.77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/>
    </style:style>
    <style:style style:name="IntelliGrape-outline2" style:family="presentation" style:parent-style-name="IntelliGrape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1cm"/>
          <style:tab-stop style:position="1.358cm"/>
          <style:tab-stop style:position="2.606cm"/>
          <style:tab-stop style:position="3.854cm"/>
          <style:tab-stop style:position="5.102cm"/>
          <style:tab-stop style:position="6.35cm"/>
          <style:tab-stop style:position="7.597cm"/>
          <style:tab-stop style:position="8.845cm"/>
          <style:tab-stop style:position="10.093cm"/>
          <style:tab-stop style:position="11.341cm"/>
          <style:tab-stop style:position="12.589cm"/>
          <style:tab-stop style:position="13.837cm"/>
          <style:tab-stop style:position="15.085cm"/>
          <style:tab-stop style:position="16.333cm"/>
          <style:tab-stop style:position="17.581cm"/>
          <style:tab-stop style:position="18.829cm"/>
          <style:tab-stop style:position="20.077cm"/>
          <style:tab-stop style:position="21.325cm"/>
          <style:tab-stop style:position="22.573cm"/>
          <style:tab-stop style:position="23.8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font-relief="none"/>
    </style:style>
    <style:style style:name="IntelliGrape-outline3" style:family="presentation" style:parent-style-name="IntelliGrape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58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ShanHeiSun Uni'" style:font-pitch-asian="variable" style:font-size-asian="24pt" style:font-style-asian="normal" style:font-weight-asian="normal" style:font-family-complex="'AR PL ShanHeiSun Uni'" style:font-pitch-complex="variable" style:font-size-complex="24pt" style:font-style-complex="normal" style:font-weight-complex="normal" style:font-relief="none"/>
    </style:style>
    <style:style style:name="IntelliGrape-outline4" style:family="presentation" style:parent-style-name="IntelliGrape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207cm"/>
          <style:tab-stop style:position="1.455cm"/>
          <style:tab-stop style:position="2.703cm"/>
          <style:tab-stop style:position="3.951cm"/>
          <style:tab-stop style:position="5.199cm"/>
          <style:tab-stop style:position="6.447cm"/>
          <style:tab-stop style:position="7.694cm"/>
          <style:tab-stop style:position="8.942cm"/>
          <style:tab-stop style:position="10.19cm"/>
          <style:tab-stop style:position="11.438cm"/>
          <style:tab-stop style:position="12.686cm"/>
          <style:tab-stop style:position="13.934cm"/>
          <style:tab-stop style:position="15.182cm"/>
          <style:tab-stop style:position="16.43cm"/>
          <style:tab-stop style:position="17.678cm"/>
          <style:tab-stop style:position="18.926cm"/>
          <style:tab-stop style:position="20.174cm"/>
          <style:tab-stop style:position="21.422cm"/>
          <style:tab-stop style:position="22.67cm"/>
          <style:tab-stop style:position="23.91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outline5" style:family="presentation" style:parent-style-name="IntelliGrape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outline6" style:family="presentation" style:parent-style-name="IntelliGrape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outline7" style:family="presentation" style:parent-style-name="IntelliGrape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outline8" style:family="presentation" style:parent-style-name="IntelliGrape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outline9" style:family="presentation" style:parent-style-name="IntelliGrape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IntelliGrape-subtitle" style:family="presentation">
      <style:graphic-properties draw:stroke="none" draw:fill="none" draw:textarea-vertical-align="middle">
        <text:list-style style:name="IntelliGrape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ShanHeiSun Uni'" style:font-pitch-asian="variable" style:font-size-asian="32pt" style:font-style-asian="normal" style:font-weight-asian="normal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IntelliGrape-title" style:family="presentation">
      <style:graphic-properties draw:stroke="none" draw:fill="none" draw:textarea-vertical-align="middle">
        <text:list-style style:name="IntelliGrape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ShanHeiSun Uni'" style:font-pitch-asian="variable" style:font-size-asian="44pt" style:font-style-asian="normal" style:font-weight-asian="normal" style:font-family-complex="'AR PL ShanHeiSun Uni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IntelliGrap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16%" fo:text-indent="0cm" style:line-break="strict" style:writing-mode="lr-tb"/>
    </style:style>
    <style:style style:name="MP4" style:family="paragraph">
      <style:paragraph-properties text:enable-numbering="false" fo:margin-left="0cm" fo:margin-right="0cm" fo:line-height="116%" fo:text-align="center" fo:text-indent="0cm" style:line-break="strict" style:writing-mode="lr-tb"/>
    </style:style>
    <style:style style:name="MP5" style:family="paragraph">
      <style:paragraph-properties text:enable-numbering="false" fo:margin-left="0cm" fo:margin-right="0cm" fo:line-height="116%" fo:text-align="end" fo:text-indent="0cm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</style:handout-master>
    <style:master-page style:name="IntelliGrape" style:page-layout-name="PM1" draw:style-name="Mdp1">
      <draw:frame presentation:style-name="IntelliGrape-title" draw:layer="backgroundobjects" svg:width="25.179cm" svg:height="3.489cm" svg:x="1.397cm" svg:y="0.137cm" presentation:class="title" presentation:placeholder="true">
        <draw:text-box/>
      </draw:frame>
      <draw:frame presentation:style-name="IntelliGrape-outline1" draw:layer="backgroundobjects" svg:width="25.179cm" svg:height="13.86cm" svg:x="1.397cm" svg:y="4.114cm" presentation:class="outline" presentation:placeholder="true">
        <draw:text-box/>
      </draw:frame>
      <draw:frame presentation:style-name="Mpr1" draw:text-style-name="MP3" draw:layer="backgroundobjects" svg:width="6.504cm" svg:height="1.43cm" svg:x="1.398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59cm" svg:height="1.43cm" svg:x="9.577cm" svg:y="19.128cm" presentation:class="footer">
        <draw:text-box>
          <text:p text:style-name="MP4"><text:span text:style-name="MT2">&lt;number&gt;</text:span></text:p>
        </draw:text-box>
      </draw:frame>
      <draw:frame presentation:style-name="Mpr3" draw:text-style-name="MP5" draw:layer="backgroundobjects" svg:width="6.505cm" svg:height="1.43cm" svg:x="20.076cm" svg:y="19.128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7.721cm" svg:height="1.676cm" svg:x="10.698cm" svg:y="19.125cm">
        <draw:image xlink:href="Pictures/10000000000002AD0000009A33AFC71E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IntelliGrape-title" draw:layer="backgroundobjects" svg:width="14.829cm" svg:height="11.118cm" svg:x="3.073cm" svg:y="2.257cm" presentation:class="page"/>
        <draw:frame presentation:style-name="IntelliGrape-notes" draw:layer="backgroundobjects" svg:width="16.783cm" svg:height="13.349cm" svg:x="2.098cm" svg:y="14.107cm" presentation:class="notes" presentation:placeholder="true">
          <draw:text-box/>
        </draw:frame>
        <draw:frame presentation:style-name="Mpr4" draw:text-style-name="MP3" draw:layer="backgroundobjects" svg:width="9.097cm" svg:height="1.469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097cm" svg:height="1.469cm" svg:x="11.883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097cm" svg:height="1.469cm" svg:x="-0.001cm" svg:y="28.208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097cm" svg:height="1.469cm" svg:x="11.883cm" svg:y="28.208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IntelliGrape</dc:title>
    <meta:initial-creator>Chandan</meta:initial-creator>
    <meta:creation-date>2008-12-12T08:53:58</meta:creation-date>
    <dc:creator>Tarun </dc:creator>
    <dc:date>2012-07-18T13:53:17</dc:date>
    <meta:editing-cycles>105</meta:editing-cycles>
    <meta:editing-duration>PT15H31M58S</meta:editing-duration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IntelliGrape" xlink:href="../.openoffice.org2/user/template/IntelliGrape.otp" meta:date="2008-12-12T08:53:08"/>
  </office:meta>
</office:document-meta>
</file>